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4" calcext:value-type="float">
            <text:p>4.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29" calcext:value-type="float">
            <text:p>6.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1" calcext:value-type="float">
            <text:p>1.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81" calcext:value-type="float">
            <text:p>1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6:30:50.488035022</meta:creation-date>
    <meta:generator>LibreOffice/7.3.7.2$Linux_X86_64 LibreOffice_project/30$Build-2</meta:generator>
    <dc:date>2023-06-12T16:50:36.482045586</dc:date>
    <meta:editing-duration>PT19M45S</meta:editing-duration>
    <meta:editing-cycles>3</meta:editing-cycles>
    <meta:document-statistic meta:table-count="1" meta:cell-count="120" meta:object-count="0"/>
  </office:meta>
</office:document-meta>
</file>